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8ad0" officeooo:paragraph-rsid="00178ad0"/>
    </style:style>
    <style:style style:name="P2" style:family="paragraph" style:parent-style-name="Standard">
      <style:text-properties officeooo:rsid="001c4d42" officeooo:paragraph-rsid="001c4d42"/>
    </style:style>
    <style:style style:name="T1" style:family="text">
      <style:text-properties officeooo:rsid="002743ac"/>
    </style:style>
    <style:style style:name="T2" style:family="text">
      <style:text-properties officeooo:rsid="00277c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1 – Data Analytics – Jens Sabel:</text:p>
      <text:p text:style-name="P1"/>
      <text:p text:style-name="P1">In this project I will try to make an application where the user can select different hotels depending on the users preference in price and ratings. Firstly, I will scrape three different travel agency's for data about hotels, then I will create an application in Python that let’s the user select different hotels depending on preference. This project is done in Google Colab. </text:p>
      <text:p text:style-name="P1"/>
      <text:p text:style-name="P1">Step 1:</text:p>
      <text:p text:style-name="P2">For this project I chose Norway’s capital Oslo as the targeted city. Travel <text:span text:style-name="T1">date</text:span> for the scraped data is 8-9 of November. <text:span text:style-name="T1">Firstly, I tried scraping using BeautifulSoup, this proved to be challenging because some </text:span><text:span text:style-name="T2">of the basic methods of web scraping did not immediately work, in other words, the whole page didn’t immediately get scraped even though the id,s for the titles were exactly simila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12:30:48.868027466</meta:creation-date>
    <dc:date>2022-10-03T12:12:33.250456164</dc:date>
    <meta:editing-duration>PT1H57M56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1" meta:paragraph-count="4" meta:word-count="137" meta:character-count="819" meta:non-whitespace-character-count="683"/>
  </office:meta>
</office:document-meta>
</file>